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akaoPGothic" fo:font-size="32pt" style:font-size-asian="28pt" style:font-size-complex="32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T1" style:family="text">
      <style:text-properties style:font-name="TakaoPGothic"/>
    </style:style>
    <style:style style:name="T2" style:family="text">
      <style:text-properties style:font-name="TakaoPGothic" fo:font-weight="normal" style:font-weight-asian="normal" style:font-weight-complex="normal"/>
    </style:style>
    <style:style style:name="T3" style:family="text">
      <style:text-properties fo:font-size="32pt"/>
    </style:style>
    <style:style style:name="T4" style:family="text">
      <style:text-properties style:font-size-asian="28pt"/>
    </style:style>
    <style:style style:name="T5" style:family="text">
      <style:text-properties style:font-size-complex="32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ores</text:p>
      <text:p text:style-name="P1"/>
      <text:list xml:id="list754221026" text:style-name="L1">
        <text:list-item>
          <text:p text:style-name="P2"><text:span text:style-name="T1">Usuario: </text:span><text:span text:style-name="T2">Es un actor que se encuentra registrado en el sistema, y tiene asignados determinados permisos de uso del mism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kaoPGothic" svg:font-family="TakaoPGothic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Gavasci</meta:initial-creator>
    <meta:creation-date>2011-04-18T02:00:50</meta:creation-date>
    <meta:document-statistic meta:table-count="0" meta:image-count="0" meta:object-count="0" meta:page-count="1" meta:paragraph-count="2" meta:word-count="22" meta:character-count="129"/>
    <dc:date>2011-04-18T02:03:59</dc:date>
    <dc:creator>Martin Gavasci</dc:creator>
    <meta:editing-duration>PT00H03M09S</meta:editing-duration>
    <meta:editing-cycles>1</meta:editing-cycles>
    <meta:generator>OpenOffice.org/3.2$Linux OpenOffice.org_project/320m12$Build-9483</meta:generator>
  </office:meta>
</office:document-meta>
</file>